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64f4d" officeooo:paragraph-rsid="00164f4d"/>
    </style:style>
    <style:style style:name="P2" style:family="paragraph" style:parent-style-name="Standard">
      <style:text-properties officeooo:rsid="00164f4d" officeooo:paragraph-rsid="00164f4d" fo:background-color="#ff3333"/>
    </style:style>
    <style:style style:name="P3" style:family="paragraph" style:parent-style-name="Standard" style:list-style-name="L1">
      <style:text-properties officeooo:rsid="00164f4d" officeooo:paragraph-rsid="00164f4d" fo:background-color="#ff3333"/>
    </style:style>
    <style:style style:name="P4" style:family="paragraph" style:parent-style-name="Standard" style:list-style-name="L1">
      <style:text-properties officeooo:rsid="00164f4d" officeooo:paragraph-rsid="00164f4d"/>
    </style:style>
    <style:style style:name="P5" style:family="paragraph" style:parent-style-name="Standard" style:list-style-name="L1">
      <style:text-properties officeooo:rsid="00166b4f" officeooo:paragraph-rsid="00166b4f"/>
    </style:style>
    <style:style style:name="P6" style:family="paragraph" style:parent-style-name="Standard" style:list-style-name="L1">
      <style:text-properties officeooo:rsid="0018133d" officeooo:paragraph-rsid="0018133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W Requirements:</text:p>
      <text:p text:style-name="P2"/>
      <text:list xml:id="list3144474844373107336" text:style-name="L1">
        <text:list-item>
          <text:p text:style-name="P3">Fingerprint taskID changes from 4 to 5 bits. Still have the problem of bounding number of preempted tasks due to limited storage resources in the fingerprint unit. 256 might be unrealistic. Still increase from 16-&gt;32.</text:p>
        </text:list-item>
        <text:list-item>
          <text:p text:style-name="P4">The comparator counts the number of time a task successfully completes rather than a simple binary indicator.</text:p>
        </text:list-item>
        <text:list-item>
          <text:p text:style-name="P4">The monitor software programs the comparator with the number of times each task completes successfully before sending a notification. (notification condition -&gt; (counter[taskID] == goal[taskID] || task_failed).</text:p>
        </text:list-item>
        <text:list-item>
          <text:p text:style-name="P4">One fingerprint per task. As a result: no start or end or head or tail pointers are necessary.</text:p>
        </text:list-item>
        <text:list-item>
          <text:p text:style-name="P4">No counter in the fingerprint hardware. The only condition for sending a fingerprint is task complete (check in).</text:p>
        </text:list-item>
        <text:list-item>
          <text:p text:style-name="P6">Move the coreID to the data field for the fprint to comparator.</text:p>
        </text:list-item>
        <text:list-item>
          <text:p text:style-name="P4">No overflow logic in comparator.</text:p>
        </text:list-item>
        <text:list-item>
          <text:p text:style-name="P3">In fingerprint hw, 5 bit taskID will require changes to top level file and store buffer (pause stack depth of 16).</text:p>
        </text:list-item>
        <text:list-item>
          <text:p text:style-name="P4">In SW, explicit barrier synchronization for discrete fingerprint intervals within a single task.</text:p>
        </text:list-item>
        <text:list-item>
          <text:p text:style-name="P4">Comparator must signal the barrier semaphore in all the cores when a successful checkpoint has been reached by all cores and fingerprints will be safely compared (notification condition -&gt; checkpoint_count &lt; goal &amp;&amp; goal &gt; 1 &amp;&amp; fprint_ready) (overflow-ish feedback from comparator to cores)</text:p>
        </text:list-item>
        <text:list-item>
          <text:p text:style-name="P4">Naming, remove crc_ fingerprint from all module names (don't forget about _hw.tcl files)</text:p>
        </text:list-item>
        <text:list-item>
          <text:p text:style-name="P4">TMR!!!</text:p>
        </text:list-item>
        <text:list-item>
          <text:p text:style-name="P5">CAT in SRAM (double check), arbitrate access (one read and one write address per clock cycle). Double check instyle guide if you can have one write address and two read addresses provided write shares with one of the read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20T13:02:54.968846125</meta:creation-date>
    <dc:date>2015-07-23T15:44:47.131680562</dc:date>
    <meta:editing-duration>PT4M41S</meta:editing-duration>
    <meta:editing-cycles>3</meta:editing-cycles>
    <meta:generator>LibreOffice/4.2.8.2$Linux_X86_64 LibreOffice_project/420m0$Build-2</meta:generator>
    <meta:document-statistic meta:table-count="0" meta:image-count="0" meta:object-count="0" meta:page-count="1" meta:paragraph-count="14" meta:word-count="278" meta:character-count="1701" meta:non-whitespace-character-count="1450"/>
  </office:meta>
</office:document-meta>
</file>